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35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center x</text:p>
          </table:table-cell>
          <table:table-cell office:value-type="string">
            <text:p>center y</text:p>
          </table:table-cell>
          <table:table-cell office:value-type="string">
            <text:p>degree point</text:p>
          </table:table-cell>
          <table:table-cell office:value-type="string">
            <text:p>radius</text:p>
          </table:table-cell>
          <table:table-cell office:value-type="string">
            <text:p>xxxxxxxxxx</text:p>
          </table:table-cell>
          <table:table-cell office:value-type="string">
            <text:p>yyyyyyyyyy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formula="of:=([.A2]+[.D2]*COS([.A4]))" office:value-type="float" office:value="220.000000429234">
            <text:p>220.0000004292</text:p>
          </table:table-cell>
          <table:table-cell table:formula="of:=([.B2]+[.D2]*SIN([.A4]))" office:value-type="float" office:value="240.009265358966">
            <text:p>240.00926535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formula="of:=[.C2]*(3.1415/180)" office:value-type="float" office:value="3.1415">
            <text:p>3.1415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formula="of:=(3.1415/180)" office:value-type="float" office:value="0.0174527777777778">
            <text:p>0.0174527778</text:p>
          </table:table-cell>
          <table:table-cell table:formula="of:=[.C2]*[.A6]" office:value-type="float" office:value="3.1415">
            <text:p>3.141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8">08/08/2011</text:date>, <text:time>12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rwood </meta:initial-creator>
    <meta:creation-date>2011-08-05T19:01:49</meta:creation-date>
    <dc:date>2011-08-08T12:28:28</dc:date>
    <dc:creator>grrwood </dc:creator>
    <meta:editing-duration>PT45M43S</meta:editing-duration>
    <meta:editing-cycles>4</meta:editing-cycles>
    <meta:generator>OpenOffice.org/3.3$Linux OpenOffice.org_project/330m20$Build-9567</meta:generator>
    <meta:document-statistic meta:table-count="3" meta:cell-count="15" meta:object-count="0"/>
  </office:meta>
</office:document-meta>
</file>